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11.78mm"/>
    </style:style>
    <style:style style:name="co7" style:family="table-column">
      <style:table-column-properties fo:break-before="auto" style:column-width="22.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58" table:style-name="ta1">
        <table:shapes>
          <draw:frame draw:z-index="0" draw:style-name="gr1" draw:text-style-name="P1" svg:width="159.99mm" svg:height="89.99mm" svg:x="135.09mm" svg:y="1.26mm">
            <loext:p draw:notify-on-update-of-ranges="test258.G1:test258.G1 test258.G2:test258.G34 test258.C1:test258.C1 test258.C2:test258.C34 test258.G1:test258.G1 test258.G2:test258.G34 test258.D1:test258.D1 test258.D2:test258.D3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32.47mm" svg:y="100.15mm">
            <loext:p draw:notify-on-update-of-ranges="test258.F1:test258.F1 test258.F2:test258.F3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04.77mm" svg:y="0.01mm">
            <loext:p draw:notify-on-update-of-ranges="test258.C1:test258.C1 test258.C2:test258.C34 test258.D1:test258.D1 test258.D2:test258.D3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04.77mm" svg:y="103.87mm">
            <loext:p draw:notify-on-update-of-ranges="test258.G1:test258.G1 test258.G2:test258.G3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07:26</text:p>
          </table:table-cell>
          <table:table-cell office:value-type="float" office:value="9.885434" calcext:value-type="float">
            <text:p>9.885434</text:p>
          </table:table-cell>
          <table:table-cell office:value-type="float" office:value="0.002581" calcext:value-type="float">
            <text:p>0.002581</text:p>
          </table:table-cell>
          <table:table-cell office:value-type="float" office:value="0" calcext:value-type="float">
            <text:p>0</text:p>
          </table:table-cell>
          <table:table-cell office:value-type="float" office:value="43243" calcext:value-type="float">
            <text:p>4324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07:27</text:p>
          </table:table-cell>
          <table:table-cell office:value-type="float" office:value="10.006624" calcext:value-type="float">
            <text:p>10.006624</text:p>
          </table:table-cell>
          <table:table-cell office:value-type="float" office:value="0.001549" calcext:value-type="float">
            <text:p>0.001549</text:p>
          </table:table-cell>
          <table:table-cell office:value-type="float" office:value="0" calcext:value-type="float">
            <text:p>0</text:p>
          </table:table-cell>
          <table:table-cell office:value-type="float" office:value="38154" calcext:value-type="float">
            <text:p>38154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07:28</text:p>
          </table:table-cell>
          <table:table-cell office:value-type="float" office:value="10.094814" calcext:value-type="float">
            <text:p>10.094814</text:p>
          </table:table-cell>
          <table:table-cell office:value-type="float" office:value="0.000837" calcext:value-type="float">
            <text:p>0.000837</text:p>
          </table:table-cell>
          <table:table-cell office:value-type="float" office:value="0" calcext:value-type="float">
            <text:p>0</text:p>
          </table:table-cell>
          <table:table-cell office:value-type="float" office:value="29758" calcext:value-type="float">
            <text:p>2975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07:29</text:p>
          </table:table-cell>
          <table:table-cell office:value-type="float" office:value="8.707547" calcext:value-type="float">
            <text:p>8.707547</text:p>
          </table:table-cell>
          <table:table-cell office:value-type="float" office:value="0.001321" calcext:value-type="float">
            <text:p>0.001321</text:p>
          </table:table-cell>
          <table:table-cell office:value-type="float" office:value="0" calcext:value-type="float">
            <text:p>0</text:p>
          </table:table-cell>
          <table:table-cell office:value-type="float" office:value="34055" calcext:value-type="float">
            <text:p>3405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07:30</text:p>
          </table:table-cell>
          <table:table-cell office:value-type="float" office:value="8.985766" calcext:value-type="float">
            <text:p>8.985766</text:p>
          </table:table-cell>
          <table:table-cell office:value-type="float" office:value="0.000906" calcext:value-type="float">
            <text:p>0.000906</text:p>
          </table:table-cell>
          <table:table-cell office:value-type="float" office:value="0" calcext:value-type="float">
            <text:p>0</text:p>
          </table:table-cell>
          <table:table-cell office:value-type="float" office:value="25261" calcext:value-type="float">
            <text:p>2526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07:31</text:p>
          </table:table-cell>
          <table:table-cell office:value-type="float" office:value="7.961427" calcext:value-type="float">
            <text:p>7.961427</text:p>
          </table:table-cell>
          <table:table-cell office:value-type="float" office:value="0.001789" calcext:value-type="float">
            <text:p>0.001789</text:p>
          </table:table-cell>
          <table:table-cell office:value-type="float" office:value="0" calcext:value-type="float">
            <text:p>0</text:p>
          </table:table-cell>
          <table:table-cell office:value-type="float" office:value="32836" calcext:value-type="float">
            <text:p>32836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07:32</text:p>
          </table:table-cell>
          <table:table-cell office:value-type="float" office:value="7.935775" calcext:value-type="float">
            <text:p>7.935775</text:p>
          </table:table-cell>
          <table:table-cell office:value-type="float" office:value="0.001227" calcext:value-type="float">
            <text:p>0.001227</text:p>
          </table:table-cell>
          <table:table-cell office:value-type="float" office:value="0" calcext:value-type="float">
            <text:p>0</text:p>
          </table:table-cell>
          <table:table-cell office:value-type="float" office:value="33252" calcext:value-type="float">
            <text:p>33252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07:33</text:p>
          </table:table-cell>
          <table:table-cell office:value-type="float" office:value="7.104798" calcext:value-type="float">
            <text:p>7.104798</text:p>
          </table:table-cell>
          <table:table-cell office:value-type="float" office:value="0.001161" calcext:value-type="float">
            <text:p>0.001161</text:p>
          </table:table-cell>
          <table:table-cell office:value-type="float" office:value="0" calcext:value-type="float">
            <text:p>0</text:p>
          </table:table-cell>
          <table:table-cell office:value-type="float" office:value="32273" calcext:value-type="float">
            <text:p>32273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07:34</text:p>
          </table:table-cell>
          <table:table-cell office:value-type="float" office:value="6.603778" calcext:value-type="float">
            <text:p>6.603778</text:p>
          </table:table-cell>
          <table:table-cell office:value-type="float" office:value="0.001745" calcext:value-type="float">
            <text:p>0.001745</text:p>
          </table:table-cell>
          <table:table-cell office:value-type="float" office:value="0" calcext:value-type="float">
            <text:p>0</text:p>
          </table:table-cell>
          <table:table-cell office:value-type="float" office:value="35473" calcext:value-type="float">
            <text:p>35473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07:35</text:p>
          </table:table-cell>
          <table:table-cell office:value-type="float" office:value="5.452823" calcext:value-type="float">
            <text:p>5.452823</text:p>
          </table:table-cell>
          <table:table-cell office:value-type="float" office:value="0.00199" calcext:value-type="float">
            <text:p>0.00199</text:p>
          </table:table-cell>
          <table:table-cell office:value-type="float" office:value="0" calcext:value-type="float">
            <text:p>0</text:p>
          </table:table-cell>
          <table:table-cell office:value-type="float" office:value="40329" calcext:value-type="float">
            <text:p>40329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07:36</text:p>
          </table:table-cell>
          <table:table-cell office:value-type="float" office:value="4.407304" calcext:value-type="float">
            <text:p>4.407304</text:p>
          </table:table-cell>
          <table:table-cell office:value-type="float" office:value="0.001903" calcext:value-type="float">
            <text:p>0.001903</text:p>
          </table:table-cell>
          <table:table-cell office:value-type="float" office:value="0" calcext:value-type="float">
            <text:p>0</text:p>
          </table:table-cell>
          <table:table-cell office:value-type="float" office:value="33501" calcext:value-type="float">
            <text:p>33501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07:37</text:p>
          </table:table-cell>
          <table:table-cell office:value-type="float" office:value="4.191523" calcext:value-type="float">
            <text:p>4.191523</text:p>
          </table:table-cell>
          <table:table-cell office:value-type="float" office:value="0.001405" calcext:value-type="float">
            <text:p>0.001405</text:p>
          </table:table-cell>
          <table:table-cell office:value-type="float" office:value="0" calcext:value-type="float">
            <text:p>0</text:p>
          </table:table-cell>
          <table:table-cell office:value-type="float" office:value="33563" calcext:value-type="float">
            <text:p>33563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07:38</text:p>
          </table:table-cell>
          <table:table-cell office:value-type="float" office:value="3.690107" calcext:value-type="float">
            <text:p>3.690107</text:p>
          </table:table-cell>
          <table:table-cell office:value-type="float" office:value="0.001469" calcext:value-type="float">
            <text:p>0.001469</text:p>
          </table:table-cell>
          <table:table-cell office:value-type="float" office:value="0" calcext:value-type="float">
            <text:p>0</text:p>
          </table:table-cell>
          <table:table-cell office:value-type="float" office:value="33850" calcext:value-type="float">
            <text:p>3385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07:39</text:p>
          </table:table-cell>
          <table:table-cell office:value-type="float" office:value="3.361289" calcext:value-type="float">
            <text:p>3.361289</text:p>
          </table:table-cell>
          <table:table-cell office:value-type="float" office:value="0.001834" calcext:value-type="float">
            <text:p>0.001834</text:p>
          </table:table-cell>
          <table:table-cell office:value-type="float" office:value="0" calcext:value-type="float">
            <text:p>0</text:p>
          </table:table-cell>
          <table:table-cell office:value-type="float" office:value="31800" calcext:value-type="float">
            <text:p>3180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07:40</text:p>
          </table:table-cell>
          <table:table-cell office:value-type="float" office:value="1.131846" calcext:value-type="float">
            <text:p>1.131846</text:p>
          </table:table-cell>
          <table:table-cell office:value-type="float" office:value="0.001134" calcext:value-type="float">
            <text:p>0.001134</text:p>
          </table:table-cell>
          <table:table-cell office:value-type="float" office:value="0" calcext:value-type="float">
            <text:p>0</text:p>
          </table:table-cell>
          <table:table-cell office:value-type="float" office:value="27406" calcext:value-type="float">
            <text:p>2740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07:41</text:p>
          </table:table-cell>
          <table:table-cell office:value-type="float" office:value="1.179008" calcext:value-type="float">
            <text:p>1.179008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" calcext:value-type="float">
            <text:p>0</text:p>
          </table:table-cell>
          <table:table-cell office:value-type="float" office:value="27794" calcext:value-type="float">
            <text:p>2779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07:42</text:p>
          </table:table-cell>
          <table:table-cell office:value-type="float" office:value="0.734013" calcext:value-type="float">
            <text:p>0.734013</text:p>
          </table:table-cell>
          <table:table-cell office:value-type="float" office:value="0.001517" calcext:value-type="float">
            <text:p>0.001517</text:p>
          </table:table-cell>
          <table:table-cell office:value-type="float" office:value="0" calcext:value-type="float">
            <text:p>0</text:p>
          </table:table-cell>
          <table:table-cell office:value-type="float" office:value="31901" calcext:value-type="float">
            <text:p>3190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07:46</text:p>
          </table:table-cell>
          <table:table-cell office:value-type="float" office:value="28.669202" calcext:value-type="float">
            <text:p>28.6692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07:4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08:00</text:p>
          </table:table-cell>
          <table:table-cell office:value-type="float" office:value="22.035491" calcext:value-type="float">
            <text:p>22.0354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08:01</text:p>
          </table:table-cell>
          <table:table-cell office:value-type="float" office:value="20.292041" calcext:value-type="float">
            <text:p>20.292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08:02</text:p>
          </table:table-cell>
          <table:table-cell office:value-type="float" office:value="0.487603" calcext:value-type="float">
            <text:p>0.4876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08:03</text:p>
          </table:table-cell>
          <table:table-cell office:value-type="float" office:value="2.604114" calcext:value-type="float">
            <text:p>2.6041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08:04</text:p>
          </table:table-cell>
          <table:table-cell office:value-type="float" office:value="4.911206" calcext:value-type="float">
            <text:p>4.9112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08:05</text:p>
          </table:table-cell>
          <table:table-cell office:value-type="float" office:value="1.999615" calcext:value-type="float">
            <text:p>1.9996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08:06</text:p>
          </table:table-cell>
          <table:table-cell office:value-type="float" office:value="0.850727" calcext:value-type="float">
            <text:p>0.8507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08:07</text:p>
          </table:table-cell>
          <table:table-cell office:value-type="float" office:value="4.708161" calcext:value-type="float">
            <text:p>4.7081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08:08</text:p>
          </table:table-cell>
          <table:table-cell office:value-type="float" office:value="0.399707" calcext:value-type="float">
            <text:p>0.3997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08:09</text:p>
          </table:table-cell>
          <table:table-cell office:value-type="float" office:value="0.096646" calcext:value-type="float">
            <text:p>0.0966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08:10</text:p>
          </table:table-cell>
          <table:table-cell office:value-type="float" office:value="0.146647" calcext:value-type="float">
            <text:p>0.1466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08:11</text:p>
          </table:table-cell>
          <table:table-cell office:value-type="float" office:value="0.080233" calcext:value-type="float">
            <text:p>0.0802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08:12</text:p>
          </table:table-cell>
          <table:table-cell office:value-type="float" office:value="0.054474" calcext:value-type="float">
            <text:p>0.0544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08:13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1T10:15:01.164499889</dc:date>
    <meta:editing-duration>PT4M56S</meta:editing-duration>
    <meta:editing-cycles>1</meta:editing-cycles>
    <meta:document-statistic meta:table-count="1" meta:cell-count="238" meta:object-count="4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legend chart:legend-position="end" svg:x="14.001cm" svg:y="4.005cm" style:legend-expansion="high" chart:style-name="ch2"/>
        <chart:plot-area chart:style-name="ch3" table:cell-range-address="test258.G1:test258.G34 test258.C1:test258.D34" chart:data-source-has-labels="row" svg:x="0.32cm" svg:y="0.18cm" svg:width="13.361cm" svg:height="8.64cm">
          <chartooo:coordinate-region svg:x="0.941cm" svg:y="0.353cm" svg:width="12.46cm" svg:height="7.8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58.C2:test258.C34" chart:label-cell-address="test258.C1:test258.C1" chart:class="chart:scatter">
            <chart:domain table:cell-range-address="test258.G2:test258.G34"/>
            <chart:data-point chart:repeated="33"/>
          </chart:series>
          <chart:series chart:style-name="ch8" chart:values-cell-range-address="test258.D2:test258.D34" chart:label-cell-address="test258.D1:test258.D1" chart:class="chart:scatter">
            <chart:data-point chart:repeated="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258.C1:test258.C1</svg:desc>
                </draw:g>
              </table:table-cell>
              <table:table-cell office:value-type="string">
                <text:p>xfertime</text:p>
                <draw:g>
                  <svg:desc>test258.D1:test258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">
                <text:p>79</text:p>
                <draw:g>
                  <svg:desc>test258.G2:test258.G34</svg:desc>
                </draw:g>
              </table:table-cell>
              <table:table-cell office:value-type="float" office:value="9.885434">
                <text:p>9.885434</text:p>
                <draw:g>
                  <svg:desc>test258.C2:test258.C34</svg:desc>
                </draw:g>
              </table:table-cell>
              <table:table-cell office:value-type="float" office:value="0.002581">
                <text:p>0.002581</text:p>
                <draw:g>
                  <svg:desc>test258.D2:test258.D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2">
                <text:p>142</text:p>
              </table:table-cell>
              <table:table-cell office:value-type="float" office:value="10.006624">
                <text:p>10.006624</text:p>
              </table:table-cell>
              <table:table-cell office:value-type="float" office:value="0.001549">
                <text:p>0.0015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8">
                <text:p>158</text:p>
              </table:table-cell>
              <table:table-cell office:value-type="float" office:value="10.094814">
                <text:p>10.094814</text:p>
              </table:table-cell>
              <table:table-cell office:value-type="float" office:value="0.000837">
                <text:p>0.0008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5">
                <text:p>135</text:p>
              </table:table-cell>
              <table:table-cell office:value-type="float" office:value="8.707547">
                <text:p>8.707547</text:p>
              </table:table-cell>
              <table:table-cell office:value-type="float" office:value="0.001321">
                <text:p>0.0013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8.985766">
                <text:p>8.985766</text:p>
              </table:table-cell>
              <table:table-cell office:value-type="float" office:value="0.000906">
                <text:p>0.0009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4">
                <text:p>194</text:p>
              </table:table-cell>
              <table:table-cell office:value-type="float" office:value="7.961427">
                <text:p>7.961427</text:p>
              </table:table-cell>
              <table:table-cell office:value-type="float" office:value="0.001789">
                <text:p>0.0017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7">
                <text:p>237</text:p>
              </table:table-cell>
              <table:table-cell office:value-type="float" office:value="7.935775">
                <text:p>7.935775</text:p>
              </table:table-cell>
              <table:table-cell office:value-type="float" office:value="0.001227">
                <text:p>0.0012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4">
                <text:p>244</text:p>
              </table:table-cell>
              <table:table-cell office:value-type="float" office:value="7.104798">
                <text:p>7.104798</text:p>
              </table:table-cell>
              <table:table-cell office:value-type="float" office:value="0.001161">
                <text:p>0.0011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4">
                <text:p>244</text:p>
              </table:table-cell>
              <table:table-cell office:value-type="float" office:value="6.603778">
                <text:p>6.603778</text:p>
              </table:table-cell>
              <table:table-cell office:value-type="float" office:value="0.001745">
                <text:p>0.0017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6">
                <text:p>236</text:p>
              </table:table-cell>
              <table:table-cell office:value-type="float" office:value="5.452823">
                <text:p>5.452823</text:p>
              </table:table-cell>
              <table:table-cell office:value-type="float" office:value="0.00199">
                <text:p>0.001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2">
                <text:p>302</text:p>
              </table:table-cell>
              <table:table-cell office:value-type="float" office:value="4.407304">
                <text:p>4.407304</text:p>
              </table:table-cell>
              <table:table-cell office:value-type="float" office:value="0.001903">
                <text:p>0.0019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9">
                <text:p>329</text:p>
              </table:table-cell>
              <table:table-cell office:value-type="float" office:value="4.191523">
                <text:p>4.191523</text:p>
              </table:table-cell>
              <table:table-cell office:value-type="float" office:value="0.001405">
                <text:p>0.0014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7">
                <text:p>297</text:p>
              </table:table-cell>
              <table:table-cell office:value-type="float" office:value="3.690107">
                <text:p>3.690107</text:p>
              </table:table-cell>
              <table:table-cell office:value-type="float" office:value="0.001469">
                <text:p>0.0014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5">
                <text:p>215</text:p>
              </table:table-cell>
              <table:table-cell office:value-type="float" office:value="3.361289">
                <text:p>3.361289</text:p>
              </table:table-cell>
              <table:table-cell office:value-type="float" office:value="0.001834">
                <text:p>0.0018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3">
                <text:p>123</text:p>
              </table:table-cell>
              <table:table-cell office:value-type="float" office:value="1.131846">
                <text:p>1.131846</text:p>
              </table:table-cell>
              <table:table-cell office:value-type="float" office:value="0.001134">
                <text:p>0.0011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4">
                <text:p>144</text:p>
              </table:table-cell>
              <table:table-cell office:value-type="float" office:value="1.179008">
                <text:p>1.179008</text:p>
              </table:table-cell>
              <table:table-cell office:value-type="float" office:value="0.001022">
                <text:p>0.0010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4">
                <text:p>114</text:p>
              </table:table-cell>
              <table:table-cell office:value-type="float" office:value="0.734013">
                <text:p>0.734013</text:p>
              </table:table-cell>
              <table:table-cell office:value-type="float" office:value="0.001517">
                <text:p>0.0015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28.669202">
                <text:p>28.669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22.035491">
                <text:p>22.035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0.292041">
                <text:p>20.292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0">
                <text:p>160</text:p>
              </table:table-cell>
              <table:table-cell office:value-type="float" office:value="0.487603">
                <text:p>0.487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4">
                <text:p>314</text:p>
              </table:table-cell>
              <table:table-cell office:value-type="float" office:value="2.604114">
                <text:p>2.604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5">
                <text:p>485</text:p>
              </table:table-cell>
              <table:table-cell office:value-type="float" office:value="4.911206">
                <text:p>4.911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2">
                <text:p>132</text:p>
              </table:table-cell>
              <table:table-cell office:value-type="float" office:value="1.999615">
                <text:p>1.999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">
                <text:p>78</text:p>
              </table:table-cell>
              <table:table-cell office:value-type="float" office:value="0.850727">
                <text:p>0.850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0">
                <text:p>320</text:p>
              </table:table-cell>
              <table:table-cell office:value-type="float" office:value="4.708161">
                <text:p>4.708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3">
                <text:p>63</text:p>
              </table:table-cell>
              <table:table-cell office:value-type="float" office:value="0.399707">
                <text:p>0.399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9">
                <text:p>49</text:p>
              </table:table-cell>
              <table:table-cell office:value-type="float" office:value="0.096646">
                <text:p>0.096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0.146647">
                <text:p>0.146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">
                <text:p>12</text:p>
              </table:table-cell>
              <table:table-cell office:value-type="float" office:value="0.080233">
                <text:p>0.080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0.054474">
                <text:p>0.054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98cm" svg:y="4.227cm" style:legend-expansion="high" chart:style-name="ch2"/>
        <chart:plot-area chart:style-name="ch3" table:cell-range-address="test258.F1:test258.F34" chart:data-source-has-labels="row" svg:x="0.32cm" svg:y="0.18cm" svg:width="13.758cm" svg:height="8.64cm">
          <chartooo:coordinate-region svg:x="1.497cm" svg:y="0.354cm" svg:width="12.581cm" svg:height="7.8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58.F2:test258.F34" chart:label-cell-address="test258.F1:test258.F1" chart:class="chart:bar">
            <chart:data-point chart:repeated="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test258.F1:test258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243">
                <text:p>43243</text:p>
                <draw:g>
                  <svg:desc>test258.F2:test258.F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154">
                <text:p>381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758">
                <text:p>297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055">
                <text:p>340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261">
                <text:p>252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836">
                <text:p>328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252">
                <text:p>332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273">
                <text:p>322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473">
                <text:p>354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329">
                <text:p>403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501">
                <text:p>335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563">
                <text:p>335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850">
                <text:p>338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800">
                <text:p>318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406">
                <text:p>274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794">
                <text:p>277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901">
                <text:p>319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005cm" style:legend-expansion="high" chart:style-name="ch2"/>
        <chart:plot-area chart:style-name="ch3" table:cell-range-address="test258.C1:test258.D34" chart:data-source-has-labels="row" svg:x="0.32cm" svg:y="0.18cm" svg:width="13.361cm" svg:height="8.64cm">
          <chartooo:coordinate-region svg:x="0.941cm" svg:y="0.353cm" svg:width="12.74cm" svg:height="7.8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58.C2:test258.C34" chart:label-cell-address="test258.C1:test258.C1" chart:class="chart:bar">
            <chart:data-point chart:repeated="33"/>
          </chart:series>
          <chart:series chart:style-name="ch8" chart:values-cell-range-address="test258.D2:test258.D34" chart:label-cell-address="test258.D1:test258.D1" chart:class="chart:bar">
            <chart:data-point chart:repeated="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58.C1:test258.C1</svg:desc>
                </draw:g>
              </table:table-cell>
              <table:table-cell office:value-type="string">
                <text:p>xfertime</text:p>
                <draw:g>
                  <svg:desc>test258.D1:test258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85434">
                <text:p>9.885434</text:p>
                <draw:g>
                  <svg:desc>test258.C2:test258.C34</svg:desc>
                </draw:g>
              </table:table-cell>
              <table:table-cell office:value-type="float" office:value="0.002581">
                <text:p>0.002581</text:p>
                <draw:g>
                  <svg:desc>test258.D2:test258.D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624">
                <text:p>10.006624</text:p>
              </table:table-cell>
              <table:table-cell office:value-type="float" office:value="0.001549">
                <text:p>0.0015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094814">
                <text:p>10.094814</text:p>
              </table:table-cell>
              <table:table-cell office:value-type="float" office:value="0.000837">
                <text:p>0.0008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707547">
                <text:p>8.707547</text:p>
              </table:table-cell>
              <table:table-cell office:value-type="float" office:value="0.001321">
                <text:p>0.0013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985766">
                <text:p>8.985766</text:p>
              </table:table-cell>
              <table:table-cell office:value-type="float" office:value="0.000906">
                <text:p>0.0009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961427">
                <text:p>7.961427</text:p>
              </table:table-cell>
              <table:table-cell office:value-type="float" office:value="0.001789">
                <text:p>0.0017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935775">
                <text:p>7.935775</text:p>
              </table:table-cell>
              <table:table-cell office:value-type="float" office:value="0.001227">
                <text:p>0.0012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04798">
                <text:p>7.104798</text:p>
              </table:table-cell>
              <table:table-cell office:value-type="float" office:value="0.001161">
                <text:p>0.0011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603778">
                <text:p>6.603778</text:p>
              </table:table-cell>
              <table:table-cell office:value-type="float" office:value="0.001745">
                <text:p>0.0017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452823">
                <text:p>5.452823</text:p>
              </table:table-cell>
              <table:table-cell office:value-type="float" office:value="0.00199">
                <text:p>0.001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407304">
                <text:p>4.407304</text:p>
              </table:table-cell>
              <table:table-cell office:value-type="float" office:value="0.001903">
                <text:p>0.0019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191523">
                <text:p>4.191523</text:p>
              </table:table-cell>
              <table:table-cell office:value-type="float" office:value="0.001405">
                <text:p>0.0014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90107">
                <text:p>3.690107</text:p>
              </table:table-cell>
              <table:table-cell office:value-type="float" office:value="0.001469">
                <text:p>0.0014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361289">
                <text:p>3.361289</text:p>
              </table:table-cell>
              <table:table-cell office:value-type="float" office:value="0.001834">
                <text:p>0.0018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31846">
                <text:p>1.131846</text:p>
              </table:table-cell>
              <table:table-cell office:value-type="float" office:value="0.001134">
                <text:p>0.0011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79008">
                <text:p>1.179008</text:p>
              </table:table-cell>
              <table:table-cell office:value-type="float" office:value="0.001022">
                <text:p>0.0010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34013">
                <text:p>0.734013</text:p>
              </table:table-cell>
              <table:table-cell office:value-type="float" office:value="0.001517">
                <text:p>0.0015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.669202">
                <text:p>28.669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.035491">
                <text:p>22.035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.292041">
                <text:p>20.292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87603">
                <text:p>0.487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604114">
                <text:p>2.604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911206">
                <text:p>4.911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999615">
                <text:p>1.999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50727">
                <text:p>0.850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708161">
                <text:p>4.708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99707">
                <text:p>0.399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96646">
                <text:p>0.096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46647">
                <text:p>0.146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80233">
                <text:p>0.080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4474">
                <text:p>0.054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4.227cm" style:legend-expansion="high" chart:style-name="ch2"/>
        <chart:plot-area chart:style-name="ch3" table:cell-range-address="test258.G1:test258.G34" chart:data-source-has-labels="row" svg:x="0.32cm" svg:y="0.18cm" svg:width="12.726cm" svg:height="8.64cm">
          <chartooo:coordinate-region svg:x="1.127cm" svg:y="0.354cm" svg:width="11.919cm" svg:height="7.7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58.G2:test258.G34" chart:label-cell-address="test258.G1:test258.G1" chart:class="chart:bar">
            <chart:data-point chart:repeated="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est258.G1:test258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">
                <text:p>79</text:p>
                <draw:g>
                  <svg:desc>test258.G2:test258.G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